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62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01cm"/>
    </style:style>
    <style:style style:name="gr5" style:family="graphic" style:parent-style-name="standard">
      <style:graphic-properties draw:stroke="none" svg:stroke-color="#000000" draw:fill="none" draw:fill-color="#ffffff" fo:min-height="1.24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3.387cm" svg:height="1.814cm" svg:x="7.279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03cm" svg:height="1.673cm" svg:x="7.763cm" svg:y="1.818cm">
          <draw:text-box>
            <text:p text:style-name="P2"><text:span text:style-name="T1">module directeur</text:span></text:p>
            <text:p text:style-name="P2"><text:span text:style-name="T1">minishell.c</text:span></text:p>
          </draw:text-box>
        </draw:frame>
        <draw:custom-shape draw:style-name="gr1" draw:text-style-name="P1" draw:layer="layout" svg:width="3.387cm" svg:height="1.814cm" svg:x="1.635cm" svg:y="4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87cm" svg:height="1.814cm" svg:x="5.586cm" svg:y="4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87cm" svg:height="1.814cm" svg:x="9.537cm" svg:y="4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87cm" svg:height="1.814cm" svg:x="13.488cm" svg:y="4.9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972cm" svg:y1="3.449cm" svg:x2="3.328cm" svg:y2="4.9cm">
          <text:p/>
        </draw:line>
        <draw:line draw:style-name="gr3" draw:text-style-name="P1" draw:layer="layout" svg:x1="8.972cm" svg:y1="3.449cm" svg:x2="7.279cm" svg:y2="4.9cm">
          <text:p/>
        </draw:line>
        <draw:line draw:style-name="gr3" draw:text-style-name="P1" draw:layer="layout" svg:x1="11.231cm" svg:y1="4.9cm" svg:x2="8.973cm" svg:y2="3.449cm">
          <text:p/>
        </draw:line>
        <draw:line draw:style-name="gr3" draw:text-style-name="P1" draw:layer="layout" svg:x1="15.182cm" svg:y1="4.9cm" svg:x2="8.973cm" svg:y2="3.449cm">
          <text:p/>
        </draw:line>
        <draw:frame draw:style-name="gr4" draw:text-style-name="P3" draw:layer="layout" svg:width="2.823cm" svg:height="1.451cm" svg:x="1.987cm" svg:y="5.264cm">
          <draw:text-box>
            <text:p text:style-name="P3"><text:span text:style-name="T2">module de parsage</text:span></text:p>
            <text:p text:style-name="P3"><text:span text:style-name="T2">parse.c</text:span></text:p>
          </draw:text-box>
        </draw:frame>
        <draw:frame draw:style-name="gr4" draw:text-style-name="P3" draw:layer="layout" svg:width="2.469cm" svg:height="1.451cm" svg:x="6.151cm" svg:y="5.264cm">
          <draw:text-box>
            <text:p text:style-name="P3"><text:span text:style-name="T2">module d'execution</text:span></text:p>
            <text:p text:style-name="P3"><text:span text:style-name="T2">exec.c</text:span></text:p>
          </draw:text-box>
        </draw:frame>
        <draw:frame draw:style-name="gr5" draw:text-style-name="P3" draw:layer="layout" svg:width="2.328cm" svg:height="1.827cm" svg:x="10.102cm" svg:y="4.888cm">
          <draw:text-box>
            <text:p text:style-name="P3"><text:span text:style-name="T2">module de gestion de PATH</text:span></text:p>
            <text:p text:style-name="P3"><text:span text:style-name="T2">path.c</text:span></text:p>
          </draw:text-box>
        </draw:frame>
        <draw:frame draw:style-name="gr5" draw:text-style-name="P3" draw:layer="layout" svg:width="2.822cm" svg:height="1.827cm" svg:x="13.7cm" svg:y="4.888cm">
          <draw:text-box>
            <text:p text:style-name="P3"><text:span text:style-name="T2">module de gestion des fichiers</text:span></text:p>
            <text:p text:style-name="P3"><text:span text:style-name="T2">file.c</text:span></text:p>
          </draw:text-box>
        </draw:frame>
        <draw:custom-shape draw:style-name="gr1" draw:text-style-name="P1" draw:layer="layout" svg:width="3.387cm" svg:height="1.814cm" svg:x="7.279cm" svg:y="7.44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31cm" svg:y1="6.715cm" svg:x2="8.973cm" svg:y2="7.441cm">
          <text:p/>
        </draw:line>
        <draw:line draw:style-name="gr3" draw:text-style-name="P1" draw:layer="layout" svg:x1="3.328cm" svg:y1="6.715cm" svg:x2="8.972cm" svg:y2="7.441cm">
          <text:p/>
        </draw:line>
        <draw:line draw:style-name="gr3" draw:text-style-name="P1" draw:layer="layout" svg:x1="15.182cm" svg:y1="6.715cm" svg:x2="8.973cm" svg:y2="7.441cm">
          <text:p/>
        </draw:line>
        <draw:frame draw:style-name="gr4" draw:text-style-name="P3" draw:layer="layout" svg:width="3.387cm" svg:height="1.451cm" svg:x="7.35cm" svg:y="7.804cm">
          <draw:text-box>
            <text:p text:style-name="P3"><text:span text:style-name="T2">module de gestion des listes</text:span></text:p>
            <text:p text:style-name="P3"><text:span text:style-name="T2">list.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9-29T16:27:54</meta:creation-date>
    <dc:date>2007-09-29T16:39:57</dc:date>
    <meta:editing-cycles>1</meta:editing-cycles>
    <meta:editing-duration>PT12M5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